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0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2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Septiembre 2022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2">Importante</text:span></text:p>
      <text:p text:style-name="P13"/>
      <text:p text:style-name="P12"><text:span text:style-name="T17">❕</text:span><text:span text:style-name="T13"> </text:span><text:span text:style-name="T12">Atención</text:span></text:p>
      <text:p text:style-name="P13"/>
      <text:p text:style-name="P12"><text:span text:style-name="T14">💬</text:span><text:span text:style-name="T12"> Interesante</text:span></text:p>
      <text:p text:style-name="P32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9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9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9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20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7"><text:span text:style-name="T21">UD0</text:span><text:span text:style-name="T22">3</text:span><text:span text:style-name="T23">. </text:span><text:span text:style-name="T22">Anexo 1 - Extrayendo información de Itaca</text:span></text:p>
      <text:list xml:id="list1720527131" text:style-name="WWNum3">
        <text:list-item>
          <text:p text:style-name="P33"><text:bookmark text:name="_ge43nvu7ywtj"/>Introducción</text:p>
        </text:list-item>
      </text:list>
      <text:p text:style-name="P22">En este punto vamos a tratar la parte de extracción de información de PDFs de Itaca.</text:p>
      <text:p text:style-name="P22">Este punto tiene una parte técnica de programación, pensada especialmente para profesores con conocimientos de informática. </text:p>
      <text:p text:style-name="P22">Si eres un profesor de otra rama y no tienes conocimientos de programación, no te preocupes, puedes seguir el curso sin problema e ignorar esta parte. </text:p>
      <text:p text:style-name="P22">Si aun así, eres valiente y quieres mirar este documento, te recomendamos que te centres en la parte de ejecutar los programas ya generados y que no te estresen otros detalles que no comprendas :)</text:p>
      <text:list xml:id="list23214224402303" text:continue-numbering="true" text:style-name="WWNum3">
        <text:list-item>
          <text:p text:style-name="P33"><text:bookmark text:name="_yb12oxl6boxf"/>¿Qué es Itaca?</text:p>
        </text:list-item>
      </text:list>
      <text:p text:style-name="P21">Itaca es un sistema de gestión de la docencia (profesorado, alumnado, calificaciones, asistencia, etc.) utilizado en el sistema educativo público de la Comunidad Valenciana.</text:p>
      <text:p text:style-name="P21">El sistema Itaca nos proporciona mucha información, pero no siempre en el mejor formato para poder realizar análisis de datos. </text:p>
      <text:p text:style-name="P21">En este anexo comentamos tanto algunas fuentes de información presentes en Itaca, así como algunas herramientas técnicas que nos pueden ayudar a extraer información de ella.</text:p>
      <text:p text:style-name="P21"/>
      <text:p text:style-name="P21">Por último, presentamos dos programas de cosecha propia para extraer información.</text:p>
      <text:list xml:id="list23213280233609" text:continue-numbering="true" text:style-name="WWNum3">
        <text:list-item>
          <text:p text:style-name="P33"><text:bookmark text:name="_nj4spq2o5l4h"/>Itaca: informe de incidencias e informe de tutoría</text:p>
        </text:list-item>
      </text:list>
      <text:p text:style-name="P22">Itaca, (siempre según el rol de tutor) permite extraer en PDF dos informes que nos pueden ser interesantes:</text:p>
      <text:list xml:id="list254307016" text:style-name="WWNum2">
        <text:list-item>
          <text:p text:style-name="P23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4"><text:span text:style-name="T26">Estadísticas de faltas</text:span>: genera un PDF con un nombre del estilo <text:span text:style-name="T26">“INF_TUTORIA.pdf”</text:span>. Además de contener datos estadísticos interesantes, contiene un pequeño mapa de faltas de asistencia desglosado por asignaturas.</text:p>
        </text:list-item>
      </text:list>
      <text:list xml:id="list23212741413899" text:continue-list="list23213280233609" text:style-name="WWNum3">
        <text:list-item>
          <text:p text:style-name="P33"><text:bookmark text:name="_imoeyqojop52"/>La biblioteca de Python “Tabula-py”</text:p>
        </text:list-item>
      </text:list>
      <text:p text:style-name="P22">Python (Versió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P22"/>
      <text:p text:style-name="P22">Python posee un gran número de bibliotecas para trabajar con PDFs: PDFMiner, PyPDF2, Tabula-py, etc.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P22"/>
      <text:p text:style-name="P22"/>
      <text:p text:style-name="P22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23213038319241" text:continue-numbering="true" text:style-name="WWNum3">
        <text:list-item>
          <text:p text:style-name="P33"><text:bookmark text:name="_tshebzc0i9g"/>Programas: “extractorINF_ALUMONS.py” y “extractorINF_TUTORIA.py”</text:p>
        </text:list-item>
      </text:list>
      <text:p text:style-name="P27">Para ejecutar estos programas, debes tener el lenguaje de programación Python instalado y lanzarlos de forma “python extractorINF_ALUMNOS.py” o “python extractorINF_TUTORIA.py”.</text:p>
      <text:p text:style-name="P27">Sobre cada uno de estos ficheros:</text:p>
      <text:list xml:id="list203605997" text:style-name="WWNum1">
        <text:list-item>
          <text:p text:style-name="P25"><text:soft-page-break/><text:span text:style-name="T26">“extractorINF _ALUMNOS.py”</text:span></text:p>
          <text:list>
            <text:list-item>
              <text:p text:style-name="P28"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6"><text:span text:style-name="T26">“extractorINF_TUTORIA.py”</text:span></text:p>
          <text:list>
            <text:list-item>
              <text:p text:style-name="P29">Espera que en el directorio actual esté un fichero llamado “INF_TUTORIA.pdf”. Generará 3 ficheros: “INF_TUTORIA_bruto.csv” con los datos en bruto, “INF_TUTORIA_procesado.csv” con un ligero procesado y “INF_TUTORIA_anonimizado.csv” que es como el anterior, pero anonimizando alumnos.</text:p>
            </text:list-item>
          </text:list>
        </text:list-item>
      </text:list>
      <text:p text:style-name="P30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46" meta:word-count="649" meta:character-count="4494" meta:non-whitespace-character-count="3893"/>
    <meta:generator>LibreOfficeDev/6.0.5.2$Linux_X86_64 LibreOffice_project/</meta:generator>
  </office:meta>
</office:document-meta>
</file>